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2" style:parent-style-name="Fonteparág.padrão" style:family="text">
      <style:text-properties style:font-name-asian="MS Mincho" fo:color="#1E1E1E"/>
    </style:style>
    <style:style style:name="P3" style:parent-style-name="Normal" style:family="paragraph">
      <style:text-properties style:font-name-asian="MS Mincho" fo:color="#1E1E1E"/>
    </style:style>
    <style:style style:name="P4" style:parent-style-name="Normal" style:family="paragraph">
      <style:text-properties style:font-name-asian="MS Mincho" fo:color="#1E1E1E"/>
    </style:style>
    <style:style style:name="P5" style:parent-style-name="Normal" style:family="paragraph">
      <style:text-properties style:font-name-asian="MS Mincho" fo:color="#1E1E1E"/>
    </style:style>
    <style:style style:name="T6" style:parent-style-name="Fonteparág.padrão" style:family="text">
      <style:text-properties style:font-name-asian="MS Mincho" fo:color="#1E1E1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Descrevendo as abas abaixo:</text:p>
      <text:p text:style-name="Normal"/>
      <text:p text:style-name="Normal"><draw:frame draw:style-name="a0" draw:name="Imagem 323750219" text:anchor-type="as-char" svg:x="0in" svg:y="0in" svg:width="6.40625in" svg:height="0.57292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Aba Introdução: consiste em criar uma pasta.</text:p>
      <text:p text:style-name="Normal"/>
      <text:p text:style-name="Normal">Aba colaborar: compartilhar a pasta com outras pessoas.</text:p>
      <text:p text:style-name="Normal"/>
      <text:p text:style-name="Normal">Aba Funções e fórmulas: inserir as informações e fórmulas necessárias.</text:p>
      <text:p text:style-name="Normal"/>
      <text:p text:style-name="Normal">Importar e analisar:<text:s/><text:span text:style-name="T2">conectar a várias fontes de dados.</text:span></text:p>
      <text:p text:style-name="P3"/>
      <text:p text:style-name="P4">Formular dados: inserir dados na planilha.</text:p>
      <text:p text:style-name="P5"/>
      <text:p text:style-name="Normal"><text:span text:style-name="T6">Solução de problemas: correção de problemas no Exce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liel Maciel</meta:initial-creator>
    <dc:creator>Eliel Maciel</dc:creator>
    <meta:creation-date>2023-08-18T22:46:00Z</meta:creation-date>
    <dc:date>2023-08-18T22:46:00Z</dc:date>
    <meta:template xlink:href="Normal.dotm" xlink:type="simple"/>
    <meta:editing-cycles>1</meta:editing-cycles>
    <meta:editing-duration>PT0S</meta:editing-duration>
    <meta:document-statistic meta:page-count="1" meta:paragraph-count="1" meta:word-count="56" meta:character-count="361" meta:row-count="2" meta:non-whitespace-character-count="306"/>
  </office:meta>
</office:document-meta>
</file>